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253C69C6A87797805CE.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ext-properties style:font-name="Segoe UI Semibold" fo:font-size="15pt" style:font-size-asian="15pt" style:font-size-complex="15pt"/>
    </style:style>
    <style:style style:name="P2" style:family="paragraph">
      <loext:graphic-properties draw:fill="none" draw:fill-color="#ffffff"/>
      <style:text-properties style:font-name="Segoe UI Semibold" fo:font-size="15pt" style:font-size-asian="15pt" style:font-size-complex="15pt"/>
    </style:style>
    <style:style style:name="P3" style:family="paragraph">
      <loext:graphic-properties draw:fill-color="#ffffff"/>
    </style:style>
    <style:style style:name="P4" style:family="paragraph">
      <style:text-properties style:font-name="Segoe UI Semibold" fo:font-size="15pt" style:font-size-asian="15pt" style:font-size-complex="15pt"/>
    </style:style>
    <style:style style:name="P5" style:family="paragraph">
      <style:text-properties style:font-name="Segoe UI Semibold" fo:font-size="32pt" fo:font-style="italic" style:font-size-asian="32pt" style:font-style-asian="italic" style:font-size-complex="32pt" style:font-style-complex="italic"/>
    </style:style>
    <style:style style:name="P6"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31pt" fo:font-style="italic" style:font-size-asian="31pt" style:font-style-asian="italic" style:font-size-complex="3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3.876cm" svg:height="3.063cm" svg:x="2.032cm" svg:y="1.016cm">
          <draw:text-box>
            <text:p text:style-name="P1"><text:span text:style-name="T1">Holy Gospel</text:span></text:p>
            <text:p text:style-name="P1"><text:span text:style-name="T2">Luke 12:35-4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2" draw:layer="layout" svg:width="23.876cm" svg:height="9.269cm" svg:x="2.032cm" svg:y="1.016cm">
          <draw:text-box>
            <text:p text:style-name="P4"><text:span text:style-name="T3">35</text:span><text:span text:style-name="T4">“Stay dressed for action and keep your lamps burning, </text:span><text:span text:style-name="T3">36</text:span><text:span text:style-name="T4">and be like men who are waiting for their master to come home from the wedding feast, so that they may open the door to him at once when he comes and knock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2" draw:layer="layout" svg:width="23.876cm" svg:height="7.766cm" svg:x="2.032cm" svg:y="1.016cm">
          <draw:text-box>
            <text:p text:style-name="P4"><text:span text:style-name="T3">37</text:span><text:span text:style-name="T4">Blessed are those servants whom the master finds awake when he comes. Truly, I say to you, he will dress himself for service and have them recline at table, and he will come and serve them.</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2" draw:layer="layout" svg:width="23.876cm" svg:height="4.76cm" svg:x="2.032cm" svg:y="1.016cm">
          <draw:text-box>
            <text:p text:style-name="P4"><text:span text:style-name="T3">38</text:span><text:span text:style-name="T4">If he comes in the second watch, or in the third, and finds them awake, blessed are those servan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6" draw:layer="layout" svg:width="23.876cm" svg:height="6.263cm" svg:x="2.032cm" svg:y="1.016cm">
          <draw:text-box>
            <text:p text:style-name="P5"><text:span text:style-name="T3">39</text:span><text:span text:style-name="T5">But know this, that if the master of the house</text:span><text:span text:style-name="T4"> </text:span><text:span text:style-name="T5">had known at what hour the thief was coming,</text:span><text:span text:style-name="T4"> he would not have left his house to be broken into.</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6" draw:layer="layout" svg:width="23.876cm" svg:height="3.257cm" svg:x="2.032cm" svg:y="1.016cm">
          <draw:text-box>
            <text:p text:style-name="P5"><text:span text:style-name="T3">40</text:span><text:span text:style-name="T4">You also must be ready, for the Son of Man is coming at an hour you do not expect.”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2200000253C69C6A87797805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9T12:51:50.420000000</meta:creation-date>
    <dc:title>Blue</dc:title>
    <meta:editing-duration>PT8M53S</meta:editing-duration>
    <meta:editing-cycles>3</meta:editing-cycles>
    <meta:generator>LibreOffice/5.3.7.2$Windows_X86_64 LibreOffice_project/6b8ed514a9f8b44d37a1b96673cbbdd077e24059</meta:generator>
    <dc:date>2017-12-29T13:11:06.593000000</dc:date>
    <meta:document-statistic meta:object-count="39"/>
  </office:meta>
</office:document-meta>
</file>